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e9040" officeooo:paragraph-rsid="005e90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Konfiguracja docker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23T22:40:19.708255248</dc:date>
    <meta:editing-duration>P1DT4H39M57S</meta:editing-duration>
    <meta:editing-cycles>55</meta:editing-cycles>
    <meta:document-statistic meta:table-count="0" meta:image-count="0" meta:object-count="0" meta:page-count="1" meta:paragraph-count="1" meta:word-count="2" meta:character-count="21" meta:non-whitespace-character-count="20"/>
  </office:meta>
</office:document-meta>
</file>